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ntents_20_2">
      <style:paragraph-properties>
        <style:tab-stops>
          <style:tab-stop style:position="16.492cm" style:type="right" style:leader-style="dotted" style:leader-text="."/>
        </style:tab-stops>
      </style:paragraph-properties>
    </style:style>
    <style:style style:name="P2" style:family="paragraph" style:parent-style-name="Contents_20_2">
      <style:paragraph-properties>
        <style:tab-stops>
          <style:tab-stop style:position="16.51cm" style:type="right" style:leader-style="dotted" style:leader-text="."/>
        </style:tab-stops>
      </style:paragraph-properties>
    </style:style>
    <style:style style:name="P3" style:family="paragraph" style:parent-style-name="Footer">
      <style:paragraph-properties fo:text-align="end" style:justify-single-word="false"/>
    </style:style>
    <style:style style:name="P4" style:family="paragraph" style:parent-style-name="Standard">
      <style:paragraph-properties fo:margin-top="0cm" fo:margin-bottom="0cm" style:contextual-spacing="false" fo:line-height="100%" style:vertical-align="baseline"/>
    </style:style>
    <style:style style:name="P5" style:family="paragraph" style:parent-style-name="Standard">
      <style:paragraph-properties fo:margin-top="0cm" fo:margin-bottom="0cm" style:contextual-spacing="false" fo:line-height="100%" style:vertical-align="baseline"/>
      <style:text-properties style:font-name="Segoe UI" fo:font-size="9pt" style:font-name-asian="Times New Roman1" style:font-size-asian="9pt" style:language-asian="en" style:country-asian="CA" style:font-name-complex="Segoe UI1" style:font-size-complex="9pt"/>
    </style:style>
    <style:style style:name="P6" style:family="paragraph" style:parent-style-name="Standard" style:master-page-name="Standard">
      <style:paragraph-properties style:page-number="auto"/>
    </style:style>
    <style:style style:name="P7" style:family="paragraph" style:parent-style-name="paragraph">
      <style:paragraph-properties fo:margin-top="0cm" fo:margin-bottom="0cm" style:contextual-spacing="false" style:vertical-align="baseline"/>
    </style:style>
    <style:style style:name="P8" style:family="paragraph" style:parent-style-name="paragraph" style:list-style-name="WWNum1">
      <style:paragraph-properties fo:margin-left="0.635cm" fo:margin-right="0cm" fo:margin-top="0cm" fo:margin-bottom="0cm" style:contextual-spacing="false" fo:text-indent="0cm" style:auto-text-indent="false" style:vertical-align="baseline"/>
    </style:style>
    <style:style style:name="P9" style:family="paragraph" style:parent-style-name="paragraph" style:list-style-name="WWNum2">
      <style:paragraph-properties fo:margin-left="0.635cm" fo:margin-right="0cm" fo:margin-top="0cm" fo:margin-bottom="0cm" style:contextual-spacing="false" fo:text-indent="0cm" style:auto-text-indent="false" style:vertical-align="baseline"/>
    </style:style>
    <style:style style:name="P10" style:family="paragraph" style:parent-style-name="paragraph" style:list-style-name="WWNum3">
      <style:paragraph-properties fo:margin-left="0.635cm" fo:margin-right="0cm" fo:margin-top="0cm" fo:margin-bottom="0cm" style:contextual-spacing="false" fo:text-indent="0cm" style:auto-text-indent="false" style:vertical-align="baseline"/>
    </style:style>
    <style:style style:name="T1" style:family="text">
      <style:text-properties fo:font-size="18pt" style:font-size-asian="18pt" style:font-size-complex="18pt"/>
    </style:style>
    <style:style style:name="T2" style:family="text">
      <style:text-properties style:font-name="Calibri Light" fo:language="en" fo:country="GB" style:font-name-complex="Calibri Light1"/>
    </style:style>
    <style:style style:name="T3" style:family="text">
      <style:text-properties text:display="true"/>
    </style:style>
    <style:style style:name="T4" style:family="text">
      <style:text-properties style:font-name-asian="F" style:language-asian="en" style:country-asian="CA"/>
    </style:style>
    <style:style style:name="T5" style:family="text">
      <style:text-properties fo:language="en" fo:country="GB" style:font-name-asian="Times New Roman1" style:language-asian="en" style:country-asian="CA"/>
    </style:style>
    <style:style style:name="T6" style:family="text">
      <style:text-properties fo:color="#2f5496" loext:opacity="100%" style:font-name="Calibri Light" fo:language="en" fo:country="GB" style:font-name-complex="Calibri Light1"/>
    </style:style>
    <style:style style:name="T7" style:family="text">
      <style:text-properties fo:color="#2f5496" loext:opacity="100%" style:font-name="Calibri Light" style:font-name-complex="Calibri Light1"/>
    </style:style>
    <style:style style:name="T8" style:family="text">
      <style:text-properties style:font-name="Segoe UI" fo:font-size="9pt" style:font-size-asian="9pt" style:font-name-complex="Segoe UI1" style:font-size-complex="9pt"/>
    </style:style>
    <style:style style:name="T9" style:family="text">
      <style:text-properties fo:color="#000000" loext:opacity="100%" style:font-name="Calibri" fo:font-size="11pt" fo:language="en" fo:country="GB" style:font-size-asian="11pt" style:font-name-complex="Calibri1" style:font-size-complex="11pt"/>
    </style:style>
    <style:style style:name="T10" style:family="text">
      <style:text-properties fo:color="#000000" loext:opacity="100%" style:font-name="Calibri" fo:font-size="11pt" fo:language="en" fo:country="GB" officeooo:rsid="0009effc" style:font-size-asian="11pt" style:font-name-complex="Calibri1" style:font-size-complex="11pt"/>
    </style:style>
    <style:style style:name="T11" style:family="text">
      <style:text-properties fo:color="#000000" loext:opacity="100%" style:font-name="Calibri" fo:font-size="11pt" fo:language="en" fo:country="GB" fo:font-weight="bold" style:font-size-asian="11pt" style:font-weight-asian="bold" style:font-name-complex="Calibri1" style:font-size-complex="11pt" style:font-weight-complex="bold"/>
    </style:style>
    <style:style style:name="T12" style:family="text">
      <style:text-properties fo:color="#000000" loext:opacity="100%" style:font-name="Calibri" fo:font-size="11pt" fo:language="en" fo:country="GB" fo:font-weight="bold" style:font-name-asian="F" style:font-size-asian="11pt" style:font-weight-asian="bold" style:font-name-complex="Calibri1" style:font-size-complex="11pt" style:font-weight-complex="bold"/>
    </style:style>
    <style:style style:name="T13" style:family="text">
      <style:text-properties fo:color="#000000" loext:opacity="100%" style:font-name="Calibri" fo:font-size="11pt" fo:language="en" fo:country="GB" style:font-name-asian="F" style:font-size-asian="11pt" style:font-name-complex="Calibri1" style:font-size-complex="11pt"/>
    </style:style>
    <style:style style:name="T14" style:family="text">
      <style:text-properties fo:color="#000000" loext:opacity="100%" style:font-name="Calibri" fo:font-size="11pt" style:font-name-asian="F" style:font-size-asian="11pt" style:font-name-complex="Calibri1" style:font-size-complex="11pt"/>
    </style:style>
    <style:style style:name="T15" style:family="text">
      <style:text-properties fo:color="#000000" loext:opacity="100%" style:font-name="Calibri" fo:font-size="11pt" style:font-size-asian="11pt" style:font-name-complex="Calibri1" style:font-size-complex="11pt"/>
    </style:style>
    <style:style style:name="T16" style:family="text">
      <style:text-properties style:font-name="Calibri" fo:font-size="11pt" style:font-name-asian="F" style:font-size-asian="11pt" style:font-name-complex="Calibri1" style:font-size-complex="11pt"/>
    </style:style>
    <style:style style:name="T17" style:family="text">
      <style:text-properties style:font-name="Calibri" fo:font-size="8pt" style:font-name-asian="Times New Roman1" style:font-size-asian="8pt" style:language-asian="en" style:country-asian="CA" style:font-name-complex="Calibri1" style:font-size-complex="8pt"/>
    </style:style>
    <style:style style:name="T18" style:family="text">
      <style:text-properties style:font-name="Calibri" fo:language="en" fo:country="GB" fo:font-weight="bold" style:font-name-asian="Times New Roman1" style:language-asian="en" style:country-asian="CA" style:font-weight-asian="bold" style:font-name-complex="Calibri1" style:font-weight-complex="bold"/>
    </style:style>
    <style:style style:name="T19" style:family="text">
      <style:text-properties style:font-name="Calibri" fo:language="en" fo:country="GB" style:font-name-asian="Times New Roman1" style:language-asian="en" style:country-asian="CA" style:font-name-complex="Calibri1"/>
    </style:style>
    <style:style style:name="T20" style:family="text">
      <style:text-properties style:font-name="Calibri" style:font-name-asian="Times New Roman1" style:language-asian="en" style:country-asian="CA" style:font-name-complex="Calibri1"/>
    </style:style>
    <style:style style:name="T21" style:family="text">
      <style:text-properties style:font-name="Calibri" fo:language="en" fo:country="US" style:font-name-asian="Times New Roman1" style:language-asian="en" style:country-asian="CA" style:font-name-complex="Calibri1"/>
    </style:style>
    <style:style style:name="T22" style:family="text">
      <style:text-properties fo:color="#1f3763" loext:opacity="100%" style:font-name="Calibri Light" fo:language="en" fo:country="GB" style:font-name-complex="Calibri Light1"/>
    </style:style>
    <style:style style:name="T23" style:family="text">
      <style:text-properties fo:color="#1f3763" loext:opacity="100%" style:font-name="Calibri Light" style:font-name-asian="F" style:font-name-complex="Calibri Light1"/>
    </style:style>
    <style:style style:name="T24" style:family="text">
      <style:text-properties fo:color="#1f4e79" loext:opacity="100%" style:font-name="Calibri" fo:font-size="11pt" fo:language="en" fo:country="GB" style:font-size-asian="11pt" style:font-name-complex="Calibri1" style:font-size-complex="11pt"/>
    </style:style>
    <style:style style:name="T25" style:family="text">
      <style:text-properties fo:color="#1f4e79" loext:opacity="100%" style:font-name="Calibri" fo:font-size="11pt" style:font-name-asian="F" style:font-size-asian="11pt" style:font-name-complex="Calibri1" style:font-size-complex="11pt"/>
    </style:style>
    <style:style style:name="T26" style:family="text">
      <style:text-properties fo:color="#1f497d" loext:opacity="100%" style:font-name="Calibri" fo:font-size="11pt" fo:language="en" fo:country="GB" style:font-size-asian="11pt" style:font-name-complex="Calibri1" style:font-size-complex="11pt"/>
    </style:style>
    <style:style style:name="T27" style:family="text">
      <style:text-properties fo:color="#1f497d" loext:opacity="100%" style:font-name="Calibri" fo:font-size="11pt" style:font-name-asian="F" style:font-size-asian="11pt" style:font-name-complex="Calibri1" style:font-size-complex="11pt"/>
    </style:style>
    <style:style style:name="T28" style:family="text">
      <style:text-properties style:font-name-asian="Times New Roman1" style:language-asian="en" style:country-asian="CA"/>
    </style:style>
    <style:style style:name="T29" style:family="text">
      <style:text-properties fo:color="#0563c1" loext:opacity="100%" style:font-name="Calibri" fo:language="en" fo:country="GB" style:text-underline-style="solid" style:text-underline-width="auto" style:text-underline-color="font-color" style:font-name-asian="Times New Roman1" style:language-asian="en" style:country-asian="CA" style:font-name-complex="Calibri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Client documentation</text:span></text:p>
      <text:p text:style-name="Standard"/>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TOC_20_Heading">Contents</text:p>
          </text:index-title>
          <text:p text:style-name="P1"><text:a xlink:type="simple" xlink:href="#_Toc101798875" text:style-name="Index_20_Link" text:visited-style-name="Index_20_Link"><text:span text:style-name="T2">Avoiding Contract Splitting</text:span></text:a><text:a xlink:type="simple" xlink:href="#_Toc101798875" text:style-name="Index_20_Link" text:visited-style-name="Index_20_Link"><text:span text:style-name="T3"><text:tab/>1</text:span></text:a></text:p>
          <text:p text:style-name="P1"><text:a xlink:type="simple" xlink:href="#_Toc101798876" text:style-name="Index_20_Link" text:visited-style-name="Index_20_Link"><text:span text:style-name="T5">Estimating the fixed price for the opportunity</text:span></text:a><text:a xlink:type="simple" xlink:href="#_Toc101798876" text:style-name="Index_20_Link" text:visited-style-name="Index_20_Link"><text:span text:style-name="T3"><text:tab/>2</text:span></text:a></text:p>
          <text:p text:style-name="P1"><text:a xlink:type="simple" xlink:href="#_Toc101798877" text:style-name="Index_20_Link" text:visited-style-name="Index_20_Link"><text:span text:style-name="T5">Ensure you are only sharing unclassified information with the supplier</text:span></text:a><text:a xlink:type="simple" xlink:href="#_Toc101798877" text:style-name="Index_20_Link" text:visited-style-name="Index_20_Link"><text:span text:style-name="T3"><text:tab/>2</text:span></text:a></text:p>
          <text:p text:style-name="Standard"/>
        </text:index-body>
      </text:table-of-content>
      <text:p text:style-name="Standard"/>
      <text:p text:style-name="Standard"/>
      <text:h text:style-name="Heading_20_2" text:outline-level="2"><text:bookmark-start text:name="_Toc101798875"/><text:span text:style-name="normaltextrun"><text:span text:style-name="T6">Avoiding Contract Splitting</text:span></text:span><text:bookmark-end text:name="_Toc101798875"/></text:h>
      <text:p text:style-name="P7"><text:span text:style-name="normaltextrun"><text:span text:style-name="T9">It’s considered contract splitting when you </text:span></text:span><text:span text:style-name="normaltextrun"><text:span text:style-name="T11">intentionally</text:span></text:span><text:span text:style-name="normaltextrun"><text:span text:style-name="T9"> try to circumvent a process or authority. Contract splitting can also be the repetitive sole sourcing to a supplier. See definitions below:</text:span></text:span></text:p>
      <text:p text:style-name="P7"><text:span text:style-name="normaltextrun"><text:span text:style-name="T11">From TB Contracting Policy.</text:span></text:span><text:span text:style-name="scxw30991753"><text:span text:style-name="T11"><text:line-break/></text:span></text:span><text:span text:style-name="T15"><text:line-break/></text:span><text:span text:style-name="normaltextrun"><text:span text:style-name="T9">Contract splitting is the practice of unnecessarily dividing an aggregate requirement into a number of smaller contracts, thereby avoiding controls on the duration of assignments or contract approval authorities.</text:span></text:span></text:p>
      <text:p text:style-name="P7"><text:span text:style-name="normaltextrun"><text:span text:style-name="T9"/></text:span></text:p>
      <text:p text:style-name="P7"><text:span text:style-name="normaltextrun"><text:span text:style-name="T11">From CSPS Contract Management framework – Procurement and Contracting Desk Guide for Fund Centre Managers and Admin Officers</text:span></text:span><text:span text:style-name="eop"><text:span text:style-name="T12">:<text:line-break/></text:span></text:span></text:p>
      <text:p text:style-name="P7"><text:span text:style-name="normaltextrun"><text:span text:style-name="T9">Contract splitting is a practice of separating the values of an opportunity in two or more components in order to issue contracts within certain thresholds allowed. This practice circumvents procurements and contracting rules, and may lead to delegated authorities being removed from the Fund Cent</text:span></text:span><text:span text:style-name="normaltextrun"><text:span text:style-name="T10">re</text:span></text:span><text:span text:style-name="normaltextrun"><text:span text:style-name="T9">s involved.</text:span></text:span></text:p>
      <text:p text:style-name="P7"><text:span text:style-name="eop"><text:span text:style-name="T14"/></text:span></text:p>
      <text:p text:style-name="P7"><text:span text:style-name="normaltextrun"><text:span text:style-name="T11">From the Office of the Procurement Ombudsman</text:span></text:span></text:p>
      <text:p text:style-name="P7"><text:span text:style-name="normaltextrun"><text:span text:style-name="T9">Contract splitting can be the repetitive sole sourcing to a supplier. Eg. every year requesting to put in place Task Authorizations (TAs) with the exact same supplier, for the maximum dollar value that was allowed for sole sourcing. This is contract splitting even if there are no nefarious intentions. In this case it should be competed competitively.</text:span></text:span></text:p>
      <text:p text:style-name="P7"><text:span text:style-name="eop"><text:span text:style-name="T16"/></text:span></text:p>
      <text:p text:style-name="P7"><text:span text:style-name="normaltextrun"><text:span text:style-name="T22">Scenarios – is this contract splitting? Answers from CFOB</text:span></text:span></text:p>
      <text:list xml:id="list346749133" text:style-name="WWNum1">
        <text:list-item>
          <text:p text:style-name="P8"><text:span text:style-name="normaltextrun"><text:span text:style-name="T11">An ESDC client wants to do a series of animated videos. They want to do each video as a separate contract. Each micro-acquisition contract would (likely) go to a different supplier (depending on who bids).</text:span></text:span></text:p>
        </text:list-item>
      </text:list>
      <text:p text:style-name="P7"><text:span text:style-name="normaltextrun"><text:span text:style-name="T9"/></text:span></text:p>
      <text:p text:style-name="P7"><text:span text:style-name="normaltextrun"><text:span text:style-name="T24">This is not necessarily splitting. It really depends on why they want to do separate contracts. If they are separating the requirement because they are trying to keep each video under $10k, rather than posting the requirement on Buy and Sell, then that would be splitting.</text:span></text:span></text:p>
      <text:p text:style-name="P7"><text:span text:style-name="normaltextrun"><text:span text:style-name="T9"/></text:span></text:p>
      <text:list xml:id="list1559500087" text:style-name="WWNum2">
        <text:list-item>
          <text:p text:style-name="P9"><text:soft-page-break/><text:span text:style-name="normaltextrun"><text:span text:style-name="T11">An ESDC client thinks they want to do a series of animated videos but only has $ to make one video this year. Depending on the success of the first video, they may or may not do other videos. If they do other videos they would be competed through the micro-acquisition website and would likely go to different suppliers.</text:span></text:span></text:p>
        </text:list-item>
      </text:list>
      <text:p text:style-name="P7"><text:span text:style-name="normaltextrun"><text:span text:style-name="T9"/></text:span></text:p>
      <text:p text:style-name="P7"><text:span text:style-name="normaltextrun"><text:span text:style-name="T24">This is not necessarily splitting, since they are not sure they are going to buy more than one video. However, they could post a requirement to buy and sell, with optional requirements.</text:span></text:span></text:p>
      <text:p text:style-name="P7"><text:span text:style-name="normaltextrun"><text:span text:style-name="T9"/></text:span></text:p>
      <text:list xml:id="list3409510737" text:style-name="WWNum3">
        <text:list-item>
          <text:p text:style-name="P10"><text:span text:style-name="normaltextrun"><text:span text:style-name="T11">An ESDC client has an application with a bug. They post the bug on the micro-acquisition website and find a supplier to fix the bug. 2 months later they find another bug in another module of the application. They want to post the opportunity for the second bug on the micro-acquisition website.</text:span></text:span></text:p>
        </text:list-item>
      </text:list>
      <text:p text:style-name="P7"><text:span text:style-name="normaltextrun"><text:span text:style-name="T9"/></text:span></text:p>
      <text:p text:style-name="P7"><text:span text:style-name="normaltextrun"><text:span text:style-name="T24">Definitely not splitting. Finding another bug was unplanned.</text:span></text:span></text:p>
      <text:p text:style-name="P7"><text:span text:style-name="normaltextrun"><text:span text:style-name="T24"/></text:span></text:p>
      <text:p text:style-name="P7"><text:span text:style-name="normaltextrun"><text:span text:style-name="T26">So as you can see, it’s not black and white. The avoidance of contract splitting or the perception thereof is a best practice.</text:span></text:span><text:span text:style-name="eop"><text:span text:style-name="T27"> </text:span></text:span></text:p>
      <text:p text:style-name="Standard"/>
      <text:h text:style-name="Heading_20_2" text:outline-level="2"><text:bookmark-start text:name="_Toc101798876"/><text:span text:style-name="T5">Estimating the fixed price for the opportunity</text:span><text:bookmark-end text:name="_Toc101798876"/></text:h>
      <text:p text:style-name="P4"><text:span text:style-name="T17"/></text:p>
      <text:p text:style-name="P4"><text:span text:style-name="T18">Fixed price = rate of pay/hour * (estimated number of hours to complete the work + 10 hours for admin)</text:span></text:p>
      <text:p text:style-name="P4"><text:span text:style-name="T19">Determine the number of hours that you estimate this work will take. Add 10 hours for admin that the supplier will need to do (completing their application, discussing what repo they will work on, invoicing/payment admin etc.)</text:span><text:span text:style-name="T20"><text:line-break/></text:span></text:p>
      <text:p text:style-name="P4"><text:span text:style-name="T19">The suggested rate of pay ranges from $60-100 an hour depending on skills required. Research we have done on rates of pay can be found </text:span><text:a xlink:type="simple" xlink:href="https://014gc.sharepoint.com/:x:/s/GCDevEx/EesjmzFEeatBtm7pdmBtl4gBpKGzmPGUQX8V_e-SuWwnAQ?e=px8ZFc" office:target-frame-name="_blank" xlink:show="new" text:style-name="Default_20_Style" text:visited-style-name="Default_20_Style"><text:span text:style-name="T29">here</text:span></text:a><text:span text:style-name="T19">.</text:span><text:span text:style-name="T20"><text:line-break/></text:span></text:p>
      <text:p text:style-name="P4"><text:span text:style-name="T19">As some suppliers will charge tax, ensure that the total fixed price does not exceed $8690 so that if/when taxes are added on by the supplier, the total amount does not exceed $10K. (the highest tax rate in Canada is $15%).</text:span></text:p>
      <text:p text:style-name="Standard"/>
      <text:h text:style-name="Heading_20_2" text:outline-level="2"><text:bookmark-start text:name="_Toc101798877"/><text:span text:style-name="T5">Ensure you are only sharing unclassified information with the supplier</text:span><text:bookmark-end text:name="_Toc101798877"/></text:h>
      <text:p text:style-name="P4"><text:span text:style-name="T19">Suppliers working on micro-acquisition contracts are not required to have security clearance (not even reliability) because all work on micro-acquisition contracts will be done in the open and they will not need access to GC networks or equipment.</text:span><text:span text:style-name="T20"><text:line-break/></text:span></text:p>
      <text:p text:style-name="P4"><text:span text:style-name="T19">As such it is essential that only unclassified information (information that is not PA, PB, classified, secret or top secret) is shared with suppliers. That includes information in the opportunity statement, in an online repository, and in a verbal conversation.  This is true both during the contracting process (to choose a supplier) as well as once a supplier begins work.</text:span><text:span text:style-name="T20"><text:line-break/></text:span></text:p>
      <text:p text:style-name="P4"><text:span text:style-name="T19">ESDC has a </text:span><text:a xlink:type="simple" xlink:href="https://iservice.prv/eng/is/security/classification/classification_tool.shtml" office:target-frame-name="_blank" xlink:show="new" text:style-name="Default_20_Style" text:visited-style-name="Default_20_Style"><text:span text:style-name="T29">classification tool</text:span></text:a><text:span text:style-name="T19"> which provides information on what information is protected A, protected B, classified, secret and top secret.</text:span><text:span text:style-name="T20"><text:line-break/></text:span></text:p>
      <text:p text:style-name="P4"><text:soft-page-break/><text:span text:style-name="T19">As part of a micro-acquisition purchase, you may need to provide suppliers with a data file to work with. If your data file contains anything other than unclassified data, then you must not share this with suppliers. Instead you can create a data file of the same structure but with example data which is unclassified. If you have questions about data files including what can be shared, the CDO can provide some guidance (yes?).</text:span></text:p>
      <text:p text:style-name="P5"/>
      <text:p text:style-name="P4"><text:span text:style-name="T19">As part of a micro-acquisition purchase, you may decide you want to open up existing ESDC developed code by publishing it on and open source repository and applying an open source license to it. This is great! The Government of Canada supports working openly and open-source in the GC Digital Standards.</text:span><text:span text:style-name="T20"><text:line-break/></text:span></text:p>
      <text:p text:style-name="P4"><text:span text:style-name="T19">If you choose to open up existing ESDC developed source code as open-source, there is an existing process for that which is documented in the </text:span><text:a xlink:type="simple" xlink:href="https://dialogue/grp/CO7397744/MasterLib/ESDC%20Open%20Source%20Management%20Framework%20v%201.2.docx" office:target-frame-name="_blank" xlink:show="new" text:style-name="Default_20_Style" text:visited-style-name="Default_20_Style"><text:span text:style-name="T29">ESDC OSS Framework</text:span></text:a><text:span text:style-name="T19">. (including the approval process which you will need to follow). R</text:span><text:span text:style-name="T21">elease of source code for publishing within the GoC such as on GCCode, or external to the GoC such as on GitHub, will require the approval of a DG or CIO as per the present IP and legal guidelines.</text:span></text:p>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CA"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CA"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paragraph"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CA"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text-properties fo:language="en" fo:country="US"/>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ormaltextrun" style:family="text" style:parent-style-name="Default_20_Paragraph_20_Font"/>
    <style:style style:name="eop" style:family="text" style:parent-style-name="Default_20_Paragraph_20_Font"/>
    <style:style style:name="scxw30991753" style:family="text" style:parent-style-name="Default_20_Paragraph_20_Font"/>
    <style:style style:name="Heading_20_2_20_Char" style:display-name="Heading 2 Char" style:family="text" style:parent-style-name="Default_20_Paragraph_20_Font">
      <style:text-properties fo:color="#2e74b5"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1_20_Char" style:display-name="Heading 1 Char" style:family="text" style:parent-style-name="Default_20_Paragraph_20_Font">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1.249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page-number text:select-page="current">3</text:page-number></text:p>
        <text:p text:style-name="Footer"/>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Muston, Rachel [NC]</meta:initial-creator>
    <meta:editing-cycles>3</meta:editing-cycles>
    <meta:creation-date>2022-04-25T21:02:00</meta:creation-date>
    <dc:date>2022-04-25T17:14:08.029309197</dc:date>
    <meta:editing-duration>PT11M21S</meta:editing-duration>
    <meta:generator>LibreOffice/7.0.6.2$MacOSX_X86_64 LibreOffice_project/144abb84a525d8e30c9dbbefa69cbbf2d8d4ae3b</meta:generator>
    <meta:document-statistic meta:table-count="0" meta:image-count="0" meta:object-count="0" meta:page-count="3" meta:paragraph-count="33" meta:word-count="947" meta:character-count="5733" meta:non-whitespace-character-count="4810"/>
    <meta:user-defined meta:name="AppVersion">16.0000</meta:user-defined>
    <meta:user-defined meta:name="Company">GoC / GdC</meta:user-defined>
    <meta:template xlink:type="simple" xlink:actuate="onRequest" xlink:title="Normal" xlink:href=""/>
  </office:meta>
</office:document-meta>
</file>